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e9840" officeooo:paragraph-rsid="000e984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officeooo:rsid="000e9840" officeooo:paragraph-rsid="000e9840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efcfe" officeooo:paragraph-rsid="000efcfe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f6c3b" officeooo:paragraph-rsid="000f6c3b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e9840" officeooo:paragraph-rsid="0010303d" style:font-size-asian="11.3500003814697pt" style:font-size-complex="13pt"/>
    </style:style>
    <style:style style:name="T1" style:family="text">
      <style:text-properties officeooo:rsid="000efcfe"/>
    </style:style>
    <style:style style:name="T2" style:family="text">
      <style:text-properties officeooo:rsid="000f6c3b"/>
    </style:style>
    <style:style style:name="T3" style:family="text">
      <style:text-properties officeooo:rsid="00103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D1.3</text:p>
      <text:p text:style-name="P1"/>
      <text:p text:style-name="P2">1.</text:p>
      <text:p text:style-name="P2"><text:tab/>a) Debemos incluir todo tipo de información relacionada con los elementos utilizados para el diseño de la página, paleta de colores, tipografías, medidas y estándares de imágenes, estilos del logotipo e iconos.</text:p>
      <text:p text:style-name="P2"/>
      <text:p text:style-name="P5"><text:tab/>b) <text:span text:style-name="T3">Introducción e Índice</text:span></text:p>
      <text:p text:style-name="P5"><text:tab/> <text:s text:c="3"/>Logotipos, <text:span text:style-name="T1">imágenes e </text:span>iconos.</text:p>
      <text:p text:style-name="P2"><text:tab/> <text:s text:c="3"/><text:span text:style-name="T1">Paleta de colores.</text:span></text:p>
      <text:p text:style-name="P2"><text:tab/> <text:s text:c="3"/><text:span text:style-name="T1">Tipografía y estilos.</text:span></text:p>
      <text:p text:style-name="P2"><text:tab/> <text:s text:c="3"/><text:span text:style-name="T1">Estructuración.</text:span></text:p>
      <text:p text:style-name="P2"><text:tab/> <text:s text:c="3"/><text:span text:style-name="T1">Elementos interactivos.</text:span></text:p>
      <text:p text:style-name="P2"/>
      <text:p text:style-name="P2"><text:tab/>c) Está bien incluir alguna imagen en la documentación principalmente para facilitar la explicación de medidas y estándares de estas.</text:p>
      <text:p text:style-name="P2"/>
      <text:p text:style-name="P2"/>
      <text:p text:style-name="P4">2.</text:p>
      <text:p text:style-name="P2"><text:tab/></text:p>
      <text:p text:style-name="P2"/>
      <text:p text:style-name="P3">3.</text:p>
      <text:p text:style-name="P3"><text:tab/>Pues que estaríamos comenzando un proyecto sobre una base inexistente, por lo que seguramente pensaríamos en lo que vamos <text:s/>a realizar sobre la marcha, lo que produciría más parones que teniendo en mente una idea más clara de lo que queremos co<text:span text:style-name="T3">n</text:span>seguir.</text:p>
      <text:p text:style-name="P3"/>
      <text:p text:style-name="P3"/>
      <text:p text:style-name="P3">4.</text:p>
      <text:p text:style-name="P3"><text:tab/>Principalmente en el SCRUM se realizan entregas y reuniones parciales del programa </text:p>
      <text:p text:style-name="P3">lo que permite guiarnos mejor e ir corrigiendo problemas en la marcha, mientras que el tradicional solo existe una entrega <text:span text:style-name="T2">fin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32:02.117586286</meta:creation-date>
    <dc:date>2023-10-09T13:48:04.494268713</dc:date>
    <meta:editing-duration>PT5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50" meta:character-count="991" meta:non-whitespace-character-count="824"/>
  </office:meta>
</office:document-meta>
</file>